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21.8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res4_fit_out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3]));[.D3];&quot;&quot;)" office:value-type="float" office:value="1.99334" calcext:value-type="float">
            <text:p>1.9933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9334" calcext:value-type="float">
            <text:p>1.99334</text:p>
          </table:table-cell>
          <table:table-cell/>
          <table:table-cell table:formula="of:=IF(ISODD(ROW([.D4]));[.D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5]));[.D5];&quot;&quot;)" office:value-type="float" office:value="2.01026" calcext:value-type="float">
            <text:p>2.0102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1026" calcext:value-type="float">
            <text:p>2.01026</text:p>
          </table:table-cell>
          <table:table-cell/>
          <table:table-cell table:formula="of:=IF(ISODD(ROW([.D6]));[.D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7]));[.D7];&quot;&quot;)" office:value-type="float" office:value="2.20343" calcext:value-type="float">
            <text:p>2.2034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0343" calcext:value-type="float">
            <text:p>2.20343</text:p>
          </table:table-cell>
          <table:table-cell/>
          <table:table-cell table:formula="of:=IF(ISODD(ROW([.D8]));[.D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]));[.D9];&quot;&quot;)" office:value-type="float" office:value="2.22498" calcext:value-type="float">
            <text:p>2.2249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2498" calcext:value-type="float">
            <text:p>2.22498</text:p>
          </table:table-cell>
          <table:table-cell/>
          <table:table-cell table:formula="of:=IF(ISODD(ROW([.D10]));[.D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11]));[.D11];&quot;&quot;)" office:value-type="float" office:value="2.14418" calcext:value-type="float">
            <text:p>2.1441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4418" calcext:value-type="float">
            <text:p>2.14418</text:p>
          </table:table-cell>
          <table:table-cell/>
          <table:table-cell table:formula="of:=IF(ISODD(ROW([.D12]));[.D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3]));[.D13];&quot;&quot;)" office:value-type="float" office:value="2.21027" calcext:value-type="float">
            <text:p>2.2102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1027" calcext:value-type="float">
            <text:p>2.21027</text:p>
          </table:table-cell>
          <table:table-cell/>
          <table:table-cell table:formula="of:=IF(ISODD(ROW([.D14]));[.D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15]));[.D15];&quot;&quot;)" office:value-type="float" office:value="2.23509" calcext:value-type="float">
            <text:p>2.235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3509" calcext:value-type="float">
            <text:p>2.23509</text:p>
          </table:table-cell>
          <table:table-cell/>
          <table:table-cell table:formula="of:=IF(ISODD(ROW([.D16]));[.D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17]));[.D17];&quot;&quot;)" office:value-type="float" office:value="2.40309" calcext:value-type="float">
            <text:p>2.403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309" calcext:value-type="float">
            <text:p>2.40309</text:p>
          </table:table-cell>
          <table:table-cell/>
          <table:table-cell table:formula="of:=IF(ISODD(ROW([.D18]));[.D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9]));[.D19];&quot;&quot;)" office:value-type="float" office:value="2.08869" calcext:value-type="float">
            <text:p>2.0886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869" calcext:value-type="float">
            <text:p>2.08869</text:p>
          </table:table-cell>
          <table:table-cell/>
          <table:table-cell table:formula="of:=IF(ISODD(ROW([.D20]));[.D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21]));[.D21];&quot;&quot;)" office:value-type="float" office:value="2.09456" calcext:value-type="float">
            <text:p>2.0945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9456" calcext:value-type="float">
            <text:p>2.09456</text:p>
          </table:table-cell>
          <table:table-cell/>
          <table:table-cell table:formula="of:=IF(ISODD(ROW([.D22]));[.D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23]));[.D23];&quot;&quot;)" office:value-type="float" office:value="2.27443" calcext:value-type="float">
            <text:p>2.2744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7443" calcext:value-type="float">
            <text:p>2.27443</text:p>
          </table:table-cell>
          <table:table-cell/>
          <table:table-cell table:formula="of:=IF(ISODD(ROW([.D24]));[.D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25]));[.D25];&quot;&quot;)" office:value-type="float" office:value="2.1805" calcext:value-type="float">
            <text:p>2.18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805" calcext:value-type="float">
            <text:p>2.1805</text:p>
          </table:table-cell>
          <table:table-cell/>
          <table:table-cell table:formula="of:=IF(ISODD(ROW([.D26]));[.D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27]));[.D27];&quot;&quot;)" office:value-type="float" office:value="2.11105" calcext:value-type="float">
            <text:p>2.111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1105" calcext:value-type="float">
            <text:p>2.11105</text:p>
          </table:table-cell>
          <table:table-cell/>
          <table:table-cell table:formula="of:=IF(ISODD(ROW([.D28]));[.D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29]));[.D29];&quot;&quot;)" office:value-type="float" office:value="2.20312" calcext:value-type="float">
            <text:p>2.2031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0312" calcext:value-type="float">
            <text:p>2.20312</text:p>
          </table:table-cell>
          <table:table-cell/>
          <table:table-cell table:formula="of:=IF(ISODD(ROW([.D30]));[.D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31]));[.D31];&quot;&quot;)" office:value-type="float" office:value="2.34905" calcext:value-type="float">
            <text:p>2.349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905" calcext:value-type="float">
            <text:p>2.34905</text:p>
          </table:table-cell>
          <table:table-cell/>
          <table:table-cell table:formula="of:=IF(ISODD(ROW([.D32]));[.D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3]));[.D33];&quot;&quot;)" office:value-type="float" office:value="2.31436" calcext:value-type="float">
            <text:p>2.314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1436" calcext:value-type="float">
            <text:p>2.31436</text:p>
          </table:table-cell>
          <table:table-cell/>
          <table:table-cell table:formula="of:=IF(ISODD(ROW([.D34]));[.D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35]));[.D35];&quot;&quot;)" office:value-type="float" office:value="2.28364" calcext:value-type="float">
            <text:p>2.2836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8364" calcext:value-type="float">
            <text:p>2.28364</text:p>
          </table:table-cell>
          <table:table-cell/>
          <table:table-cell table:formula="of:=IF(ISODD(ROW([.D36]));[.D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37]));[.D37];&quot;&quot;)" office:value-type="float" office:value="2.38005" calcext:value-type="float">
            <text:p>2.380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005" calcext:value-type="float">
            <text:p>2.38005</text:p>
          </table:table-cell>
          <table:table-cell/>
          <table:table-cell table:formula="of:=IF(ISODD(ROW([.D38]));[.D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9]));[.D39];&quot;&quot;)" office:value-type="float" office:value="2.34082" calcext:value-type="float">
            <text:p>2.3408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082" calcext:value-type="float">
            <text:p>2.34082</text:p>
          </table:table-cell>
          <table:table-cell/>
          <table:table-cell table:formula="of:=IF(ISODD(ROW([.D40]));[.D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1]));[.D41];&quot;&quot;)" office:value-type="float" office:value="2.09489" calcext:value-type="float">
            <text:p>2.0948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9489" calcext:value-type="float">
            <text:p>2.09489</text:p>
          </table:table-cell>
          <table:table-cell/>
          <table:table-cell table:formula="of:=IF(ISODD(ROW([.D42]));[.D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43]));[.D43];&quot;&quot;)" office:value-type="float" office:value="2.12503" calcext:value-type="float">
            <text:p>2.125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2503" calcext:value-type="float">
            <text:p>2.12503</text:p>
          </table:table-cell>
          <table:table-cell/>
          <table:table-cell table:formula="of:=IF(ISODD(ROW([.D44]));[.D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45]));[.D45];&quot;&quot;)" office:value-type="float" office:value="2.23026" calcext:value-type="float">
            <text:p>2.2302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3026" calcext:value-type="float">
            <text:p>2.23026</text:p>
          </table:table-cell>
          <table:table-cell/>
          <table:table-cell table:formula="of:=IF(ISODD(ROW([.D46]));[.D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47]));[.D47];&quot;&quot;)" office:value-type="float" office:value="2.31141" calcext:value-type="float">
            <text:p>2.311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1141" calcext:value-type="float">
            <text:p>2.31141</text:p>
          </table:table-cell>
          <table:table-cell/>
          <table:table-cell table:formula="of:=IF(ISODD(ROW([.D48]));[.D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49]));[.D49];&quot;&quot;)" office:value-type="float" office:value="2.21266" calcext:value-type="float">
            <text:p>2.2126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1266" calcext:value-type="float">
            <text:p>2.21266</text:p>
          </table:table-cell>
          <table:table-cell/>
          <table:table-cell table:formula="of:=IF(ISODD(ROW([.D50]));[.D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51]));[.D51];&quot;&quot;)" office:value-type="float" office:value="2.20214" calcext:value-type="float">
            <text:p>2.2021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0214" calcext:value-type="float">
            <text:p>2.20214</text:p>
          </table:table-cell>
          <table:table-cell/>
          <table:table-cell table:formula="of:=IF(ISODD(ROW([.D52]));[.D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3]));[.D53];&quot;&quot;)" office:value-type="float" office:value="2.10439" calcext:value-type="float">
            <text:p>2.104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0439" calcext:value-type="float">
            <text:p>2.10439</text:p>
          </table:table-cell>
          <table:table-cell/>
          <table:table-cell table:formula="of:=IF(ISODD(ROW([.D54]));[.D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55]));[.D55];&quot;&quot;)" office:value-type="float" office:value="2.25349" calcext:value-type="float">
            <text:p>2.2534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5349" calcext:value-type="float">
            <text:p>2.25349</text:p>
          </table:table-cell>
          <table:table-cell/>
          <table:table-cell table:formula="of:=IF(ISODD(ROW([.D56]));[.D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57]));[.D57];&quot;&quot;)" office:value-type="float" office:value="2.14911" calcext:value-type="float">
            <text:p>2.1491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4911" calcext:value-type="float">
            <text:p>2.14911</text:p>
          </table:table-cell>
          <table:table-cell/>
          <table:table-cell table:formula="of:=IF(ISODD(ROW([.D58]));[.D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59]));[.D59];&quot;&quot;)" office:value-type="float" office:value="2.23862" calcext:value-type="float">
            <text:p>2.2386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3862" calcext:value-type="float">
            <text:p>2.23862</text:p>
          </table:table-cell>
          <table:table-cell/>
          <table:table-cell table:formula="of:=IF(ISODD(ROW([.D60]));[.D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61]));[.D61];&quot;&quot;)" office:value-type="float" office:value="2.1195" calcext:value-type="float">
            <text:p>2.11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195" calcext:value-type="float">
            <text:p>2.1195</text:p>
          </table:table-cell>
          <table:table-cell/>
          <table:table-cell table:formula="of:=IF(ISODD(ROW([.D62]));[.D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63]));[.D63];&quot;&quot;)" office:value-type="float" office:value="2.15697" calcext:value-type="float">
            <text:p>2.1569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5697" calcext:value-type="float">
            <text:p>2.15697</text:p>
          </table:table-cell>
          <table:table-cell/>
          <table:table-cell table:formula="of:=IF(ISODD(ROW([.D64]));[.D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65]));[.D65];&quot;&quot;)" office:value-type="float" office:value="2.34554" calcext:value-type="float">
            <text:p>2.3455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554" calcext:value-type="float">
            <text:p>2.34554</text:p>
          </table:table-cell>
          <table:table-cell/>
          <table:table-cell table:formula="of:=IF(ISODD(ROW([.D66]));[.D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67]));[.D67];&quot;&quot;)" office:value-type="float" office:value="2.03842" calcext:value-type="float">
            <text:p>2.0384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3842" calcext:value-type="float">
            <text:p>2.03842</text:p>
          </table:table-cell>
          <table:table-cell/>
          <table:table-cell table:formula="of:=IF(ISODD(ROW([.D68]));[.D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9]));[.D69];&quot;&quot;)" office:value-type="float" office:value="2.35924" calcext:value-type="float">
            <text:p>2.359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924" calcext:value-type="float">
            <text:p>2.35924</text:p>
          </table:table-cell>
          <table:table-cell/>
          <table:table-cell table:formula="of:=IF(ISODD(ROW([.D70]));[.D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71]));[.D71];&quot;&quot;)" office:value-type="float" office:value="2.17339" calcext:value-type="float">
            <text:p>2.173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7339" calcext:value-type="float">
            <text:p>2.17339</text:p>
          </table:table-cell>
          <table:table-cell/>
          <table:table-cell table:formula="of:=IF(ISODD(ROW([.D72]));[.D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73]));[.D73];&quot;&quot;)" office:value-type="float" office:value="2.13932" calcext:value-type="float">
            <text:p>2.139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3932" calcext:value-type="float">
            <text:p>2.13932</text:p>
          </table:table-cell>
          <table:table-cell/>
          <table:table-cell table:formula="of:=IF(ISODD(ROW([.D74]));[.D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75]));[.D75];&quot;&quot;)" office:value-type="float" office:value="2.37685" calcext:value-type="float">
            <text:p>2.376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685" calcext:value-type="float">
            <text:p>2.37685</text:p>
          </table:table-cell>
          <table:table-cell/>
          <table:table-cell table:formula="of:=IF(ISODD(ROW([.D76]));[.D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77]));[.D77];&quot;&quot;)" office:value-type="float" office:value="2.10969" calcext:value-type="float">
            <text:p>2.1096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0969" calcext:value-type="float">
            <text:p>2.10969</text:p>
          </table:table-cell>
          <table:table-cell/>
          <table:table-cell table:formula="of:=IF(ISODD(ROW([.D78]));[.D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79]));[.D79];&quot;&quot;)" office:value-type="float" office:value="2.12199" calcext:value-type="float">
            <text:p>2.1219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2199" calcext:value-type="float">
            <text:p>2.12199</text:p>
          </table:table-cell>
          <table:table-cell/>
          <table:table-cell table:formula="of:=IF(ISODD(ROW([.D80]));[.D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81]));[.D81];&quot;&quot;)" office:value-type="float" office:value="2.38808" calcext:value-type="float">
            <text:p>2.3880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808" calcext:value-type="float">
            <text:p>2.38808</text:p>
          </table:table-cell>
          <table:table-cell/>
          <table:table-cell table:formula="of:=IF(ISODD(ROW([.D82]));[.D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83]));[.D83];&quot;&quot;)" office:value-type="float" office:value="2.29651" calcext:value-type="float">
            <text:p>2.2965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9651" calcext:value-type="float">
            <text:p>2.29651</text:p>
          </table:table-cell>
          <table:table-cell/>
          <table:table-cell table:formula="of:=IF(ISODD(ROW([.D84]));[.D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85]));[.D85];&quot;&quot;)" office:value-type="float" office:value="2.0291" calcext:value-type="float">
            <text:p>2.02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291" calcext:value-type="float">
            <text:p>2.0291</text:p>
          </table:table-cell>
          <table:table-cell/>
          <table:table-cell table:formula="of:=IF(ISODD(ROW([.D86]));[.D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87]));[.D87];&quot;&quot;)" office:value-type="float" office:value="2.11195" calcext:value-type="float">
            <text:p>2.111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1195" calcext:value-type="float">
            <text:p>2.11195</text:p>
          </table:table-cell>
          <table:table-cell/>
          <table:table-cell table:formula="of:=IF(ISODD(ROW([.D88]));[.D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89]));[.D89];&quot;&quot;)" office:value-type="float" office:value="2.26642" calcext:value-type="float">
            <text:p>2.2664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6642" calcext:value-type="float">
            <text:p>2.26642</text:p>
          </table:table-cell>
          <table:table-cell/>
          <table:table-cell table:formula="of:=IF(ISODD(ROW([.D90]));[.D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91]));[.D91];&quot;&quot;)" office:value-type="float" office:value="2.12964" calcext:value-type="float">
            <text:p>2.1296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2964" calcext:value-type="float">
            <text:p>2.12964</text:p>
          </table:table-cell>
          <table:table-cell/>
          <table:table-cell table:formula="of:=IF(ISODD(ROW([.D92]));[.D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93]));[.D93];&quot;&quot;)" office:value-type="float" office:value="2.11387" calcext:value-type="float">
            <text:p>2.1138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1387" calcext:value-type="float">
            <text:p>2.11387</text:p>
          </table:table-cell>
          <table:table-cell/>
          <table:table-cell table:formula="of:=IF(ISODD(ROW([.D94]));[.D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95]));[.D95];&quot;&quot;)" office:value-type="float" office:value="2.32629" calcext:value-type="float">
            <text:p>2.3262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2629" calcext:value-type="float">
            <text:p>2.32629</text:p>
          </table:table-cell>
          <table:table-cell/>
          <table:table-cell table:formula="of:=IF(ISODD(ROW([.D96]));[.D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97]));[.D97];&quot;&quot;)" office:value-type="float" office:value="2.09349" calcext:value-type="float">
            <text:p>2.0934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9349" calcext:value-type="float">
            <text:p>2.09349</text:p>
          </table:table-cell>
          <table:table-cell/>
          <table:table-cell table:formula="of:=IF(ISODD(ROW([.D98]));[.D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99]));[.D99];&quot;&quot;)" office:value-type="float" office:value="2.11023" calcext:value-type="float">
            <text:p>2.1102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1023" calcext:value-type="float">
            <text:p>2.11023</text:p>
          </table:table-cell>
          <table:table-cell/>
          <table:table-cell table:formula="of:=IF(ISODD(ROW([.D100]));[.D1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101]));[.D101];&quot;&quot;)" office:value-type="float" office:value="2.11151" calcext:value-type="float">
            <text:p>2.1115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1151" calcext:value-type="float">
            <text:p>2.11151</text:p>
          </table:table-cell>
          <table:table-cell/>
          <table:table-cell table:formula="of:=IF(ISODD(ROW([.D102]));[.D1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103]));[.D103];&quot;&quot;)" office:value-type="float" office:value="2.19885" calcext:value-type="float">
            <text:p>2.198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9885" calcext:value-type="float">
            <text:p>2.19885</text:p>
          </table:table-cell>
          <table:table-cell/>
          <table:table-cell table:formula="of:=IF(ISODD(ROW([.D104]));[.D1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105]));[.D105];&quot;&quot;)" office:value-type="float" office:value="2.13083" calcext:value-type="float">
            <text:p>2.1308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3083" calcext:value-type="float">
            <text:p>2.13083</text:p>
          </table:table-cell>
          <table:table-cell/>
          <table:table-cell table:formula="of:=IF(ISODD(ROW([.D106]));[.D1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107]));[.D107];&quot;&quot;)" office:value-type="float" office:value="2.10462" calcext:value-type="float">
            <text:p>2.1046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0462" calcext:value-type="float">
            <text:p>2.10462</text:p>
          </table:table-cell>
          <table:table-cell/>
          <table:table-cell table:formula="of:=IF(ISODD(ROW([.D108]));[.D1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109]));[.D109];&quot;&quot;)" office:value-type="float" office:value="1.97614" calcext:value-type="float">
            <text:p>1.9761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614" calcext:value-type="float">
            <text:p>1.97614</text:p>
          </table:table-cell>
          <table:table-cell/>
          <table:table-cell table:formula="of:=IF(ISODD(ROW([.D110]));[.D1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111]));[.D111];&quot;&quot;)" office:value-type="float" office:value="2.11538" calcext:value-type="float">
            <text:p>2.115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1538" calcext:value-type="float">
            <text:p>2.11538</text:p>
          </table:table-cell>
          <table:table-cell/>
          <table:table-cell table:formula="of:=IF(ISODD(ROW([.D112]));[.D1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113]));[.D113];&quot;&quot;)" office:value-type="float" office:value="2.1415" calcext:value-type="float">
            <text:p>2.141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415" calcext:value-type="float">
            <text:p>2.1415</text:p>
          </table:table-cell>
          <table:table-cell/>
          <table:table-cell table:formula="of:=IF(ISODD(ROW([.D114]));[.D1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115]));[.D115];&quot;&quot;)" office:value-type="float" office:value="2.01137" calcext:value-type="float">
            <text:p>2.0113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1137" calcext:value-type="float">
            <text:p>2.01137</text:p>
          </table:table-cell>
          <table:table-cell/>
          <table:table-cell table:formula="of:=IF(ISODD(ROW([.D116]));[.D1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17]));[.D117];&quot;&quot;)" office:value-type="float" office:value="2.0726" calcext:value-type="float">
            <text:p>2.072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26" calcext:value-type="float">
            <text:p>2.0726</text:p>
          </table:table-cell>
          <table:table-cell/>
          <table:table-cell table:formula="of:=IF(ISODD(ROW([.D118]));[.D1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19]));[.D119];&quot;&quot;)" office:value-type="float" office:value="2.08895" calcext:value-type="float">
            <text:p>2.088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895" calcext:value-type="float">
            <text:p>2.08895</text:p>
          </table:table-cell>
          <table:table-cell/>
          <table:table-cell table:formula="of:=IF(ISODD(ROW([.D120]));[.D1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121]));[.D121];&quot;&quot;)" office:value-type="float" office:value="2.08607" calcext:value-type="float">
            <text:p>2.086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607" calcext:value-type="float">
            <text:p>2.08607</text:p>
          </table:table-cell>
          <table:table-cell/>
          <table:table-cell table:formula="of:=IF(ISODD(ROW([.D122]));[.D1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23]));[.D123];&quot;&quot;)" office:value-type="float" office:value="2.26678" calcext:value-type="float">
            <text:p>2.2667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6678" calcext:value-type="float">
            <text:p>2.26678</text:p>
          </table:table-cell>
          <table:table-cell/>
          <table:table-cell table:formula="of:=IF(ISODD(ROW([.D124]));[.D1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125]));[.D125];&quot;&quot;)" office:value-type="float" office:value="2.11264" calcext:value-type="float">
            <text:p>2.1126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1264" calcext:value-type="float">
            <text:p>2.11264</text:p>
          </table:table-cell>
          <table:table-cell/>
          <table:table-cell table:formula="of:=IF(ISODD(ROW([.D126]));[.D1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127]));[.D127];&quot;&quot;)" office:value-type="float" office:value="2.15417" calcext:value-type="float">
            <text:p>2.1541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5417" calcext:value-type="float">
            <text:p>2.15417</text:p>
          </table:table-cell>
          <table:table-cell/>
          <table:table-cell table:formula="of:=IF(ISODD(ROW([.D128]));[.D1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129]));[.D129];&quot;&quot;)" office:value-type="float" office:value="2.17241" calcext:value-type="float">
            <text:p>2.172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7241" calcext:value-type="float">
            <text:p>2.17241</text:p>
          </table:table-cell>
          <table:table-cell/>
          <table:table-cell table:formula="of:=IF(ISODD(ROW([.D130]));[.D1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131]));[.D131];&quot;&quot;)" office:value-type="float" office:value="1.97369" calcext:value-type="float">
            <text:p>1.9736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369" calcext:value-type="float">
            <text:p>1.97369</text:p>
          </table:table-cell>
          <table:table-cell/>
          <table:table-cell table:formula="of:=IF(ISODD(ROW([.D132]));[.D1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33]));[.D133];&quot;&quot;)" office:value-type="float" office:value="2.0878" calcext:value-type="float">
            <text:p>2.087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78" calcext:value-type="float">
            <text:p>2.0878</text:p>
          </table:table-cell>
          <table:table-cell/>
          <table:table-cell table:formula="of:=IF(ISODD(ROW([.D134]));[.D1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35]));[.D135];&quot;&quot;)" office:value-type="float" office:value="1.97464" calcext:value-type="float">
            <text:p>1.9746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464" calcext:value-type="float">
            <text:p>1.97464</text:p>
          </table:table-cell>
          <table:table-cell/>
          <table:table-cell table:formula="of:=IF(ISODD(ROW([.D136]));[.D1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137]));[.D137];&quot;&quot;)" office:value-type="float" office:value="2.03637" calcext:value-type="float">
            <text:p>2.0363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3637" calcext:value-type="float">
            <text:p>2.03637</text:p>
          </table:table-cell>
          <table:table-cell/>
          <table:table-cell table:formula="of:=IF(ISODD(ROW([.D138]));[.D1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139]));[.D139];&quot;&quot;)" office:value-type="float" office:value="2.20446" calcext:value-type="float">
            <text:p>2.204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0446" calcext:value-type="float">
            <text:p>2.20446</text:p>
          </table:table-cell>
          <table:table-cell/>
          <table:table-cell table:formula="of:=IF(ISODD(ROW([.D140]));[.D1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41]));[.D141];&quot;&quot;)" office:value-type="float" office:value="2.20207" calcext:value-type="float">
            <text:p>2.202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0207" calcext:value-type="float">
            <text:p>2.20207</text:p>
          </table:table-cell>
          <table:table-cell/>
          <table:table-cell table:formula="of:=IF(ISODD(ROW([.D142]));[.D1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143]));[.D143];&quot;&quot;)" office:value-type="float" office:value="2.14185" calcext:value-type="float">
            <text:p>2.141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4185" calcext:value-type="float">
            <text:p>2.14185</text:p>
          </table:table-cell>
          <table:table-cell/>
          <table:table-cell table:formula="of:=IF(ISODD(ROW([.D144]));[.D1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145]));[.D145];&quot;&quot;)" office:value-type="float" office:value="2.22318" calcext:value-type="float">
            <text:p>2.2231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2318" calcext:value-type="float">
            <text:p>2.22318</text:p>
          </table:table-cell>
          <table:table-cell/>
          <table:table-cell table:formula="of:=IF(ISODD(ROW([.D146]));[.D1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47]));[.D147];&quot;&quot;)" office:value-type="float" office:value="2.21929" calcext:value-type="float">
            <text:p>2.2192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1929" calcext:value-type="float">
            <text:p>2.21929</text:p>
          </table:table-cell>
          <table:table-cell/>
          <table:table-cell table:formula="of:=IF(ISODD(ROW([.D148]));[.D1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149]));[.D149];&quot;&quot;)" office:value-type="float" office:value="2.1607" calcext:value-type="float">
            <text:p>2.16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607" calcext:value-type="float">
            <text:p>2.1607</text:p>
          </table:table-cell>
          <table:table-cell/>
          <table:table-cell table:formula="of:=IF(ISODD(ROW([.D150]));[.D1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151]));[.D151];&quot;&quot;)" office:value-type="float" office:value="2.07935" calcext:value-type="float">
            <text:p>2.0793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935" calcext:value-type="float">
            <text:p>2.07935</text:p>
          </table:table-cell>
          <table:table-cell/>
          <table:table-cell table:formula="of:=IF(ISODD(ROW([.D152]));[.D1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153]));[.D153];&quot;&quot;)" office:value-type="float" office:value="2.07397" calcext:value-type="float">
            <text:p>2.0739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397" calcext:value-type="float">
            <text:p>2.07397</text:p>
          </table:table-cell>
          <table:table-cell/>
          <table:table-cell table:formula="of:=IF(ISODD(ROW([.D154]));[.D1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155]));[.D155];&quot;&quot;)" office:value-type="float" office:value="2.16438" calcext:value-type="float">
            <text:p>2.164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6438" calcext:value-type="float">
            <text:p>2.16438</text:p>
          </table:table-cell>
          <table:table-cell/>
          <table:table-cell table:formula="of:=IF(ISODD(ROW([.D156]));[.D1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157]));[.D157];&quot;&quot;)" office:value-type="float" office:value="2.28256" calcext:value-type="float">
            <text:p>2.2825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8256" calcext:value-type="float">
            <text:p>2.28256</text:p>
          </table:table-cell>
          <table:table-cell/>
          <table:table-cell table:formula="of:=IF(ISODD(ROW([.D158]));[.D1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159]));[.D159];&quot;&quot;)" office:value-type="float" office:value="2.18419" calcext:value-type="float">
            <text:p>2.184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8419" calcext:value-type="float">
            <text:p>2.18419</text:p>
          </table:table-cell>
          <table:table-cell/>
          <table:table-cell table:formula="of:=IF(ISODD(ROW([.D160]));[.D1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161]));[.D161];&quot;&quot;)" office:value-type="float" office:value="2.21883" calcext:value-type="float">
            <text:p>2.2188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1883" calcext:value-type="float">
            <text:p>2.21883</text:p>
          </table:table-cell>
          <table:table-cell/>
          <table:table-cell table:formula="of:=IF(ISODD(ROW([.D162]));[.D1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163]));[.D163];&quot;&quot;)" office:value-type="float" office:value="2.25951" calcext:value-type="float">
            <text:p>2.2595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5951" calcext:value-type="float">
            <text:p>2.25951</text:p>
          </table:table-cell>
          <table:table-cell/>
          <table:table-cell table:formula="of:=IF(ISODD(ROW([.D164]));[.D1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</table:table>
      <table:table table:name="res4_fit_cleaned" table:style-name="ta1">
        <table:table-column table:style-name="co7" table:number-columns-repeated="1024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7369" calcext:value-type="float">
            <text:p>1.97369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97464" calcext:value-type="float">
            <text:p>1.97464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7614" calcext:value-type="float">
            <text:p>1.9761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99334" calcext:value-type="float">
            <text:p>1.9933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01026" calcext:value-type="float">
            <text:p>2.01026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01137" calcext:value-type="float">
            <text:p>2.0113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0291" calcext:value-type="float">
            <text:p>2.029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03637" calcext:value-type="float">
            <text:p>2.0363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03842" calcext:value-type="float">
            <text:p>2.0384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0726" calcext:value-type="float">
            <text:p>2.0726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07397" calcext:value-type="float">
            <text:p>2.0739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07935" calcext:value-type="float">
            <text:p>2.0793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08607" calcext:value-type="float">
            <text:p>2.0860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0878" calcext:value-type="float">
            <text:p>2.087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08869" calcext:value-type="float">
            <text:p>2.0886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08895" calcext:value-type="float">
            <text:p>2.0889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09349" calcext:value-type="float">
            <text:p>2.0934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09456" calcext:value-type="float">
            <text:p>2.0945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09489" calcext:value-type="float">
            <text:p>2.09489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0439" calcext:value-type="float">
            <text:p>2.10439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0462" calcext:value-type="float">
            <text:p>2.1046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0969" calcext:value-type="float">
            <text:p>2.1096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1023" calcext:value-type="float">
            <text:p>2.11023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1105" calcext:value-type="float">
            <text:p>2.111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1151" calcext:value-type="float">
            <text:p>2.1115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1195" calcext:value-type="float">
            <text:p>2.1119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1264" calcext:value-type="float">
            <text:p>2.1126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1387" calcext:value-type="float">
            <text:p>2.11387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1538" calcext:value-type="float">
            <text:p>2.1153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1195" calcext:value-type="float">
            <text:p>2.119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2199" calcext:value-type="float">
            <text:p>2.1219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503" calcext:value-type="float">
            <text:p>2.12503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2964" calcext:value-type="float">
            <text:p>2.1296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3083" calcext:value-type="float">
            <text:p>2.13083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13932" calcext:value-type="float">
            <text:p>2.13932</text:p>
          </table:table-cell>
          <table:table-cell table:number-columns-repeated="10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415" calcext:value-type="float">
            <text:p>2.141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4185" calcext:value-type="float">
            <text:p>2.1418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4418" calcext:value-type="float">
            <text:p>2.14418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4911" calcext:value-type="float">
            <text:p>2.1491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15417" calcext:value-type="float">
            <text:p>2.1541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15697" calcext:value-type="float">
            <text:p>2.1569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607" calcext:value-type="float">
            <text:p>2.1607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6438" calcext:value-type="float">
            <text:p>2.1643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17241" calcext:value-type="float">
            <text:p>2.1724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17339" calcext:value-type="float">
            <text:p>2.1733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1805" calcext:value-type="float">
            <text:p>2.180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8419" calcext:value-type="float">
            <text:p>2.18419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9885" calcext:value-type="float">
            <text:p>2.1988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0207" calcext:value-type="float">
            <text:p>2.2020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0214" calcext:value-type="float">
            <text:p>2.2021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20312" calcext:value-type="float">
            <text:p>2.203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0343" calcext:value-type="float">
            <text:p>2.20343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0446" calcext:value-type="float">
            <text:p>2.2044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1027" calcext:value-type="float">
            <text:p>2.2102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1266" calcext:value-type="float">
            <text:p>2.21266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1883" calcext:value-type="float">
            <text:p>2.218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1929" calcext:value-type="float">
            <text:p>2.2192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2318" calcext:value-type="float">
            <text:p>2.2231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2498" calcext:value-type="float">
            <text:p>2.2249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3026" calcext:value-type="float">
            <text:p>2.2302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3509" calcext:value-type="float">
            <text:p>2.23509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3862" calcext:value-type="float">
            <text:p>2.2386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5349" calcext:value-type="float">
            <text:p>2.25349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25951" calcext:value-type="float">
            <text:p>2.2595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6642" calcext:value-type="float">
            <text:p>2.26642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6678" calcext:value-type="float">
            <text:p>2.2667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7443" calcext:value-type="float">
            <text:p>2.27443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8256" calcext:value-type="float">
            <text:p>2.2825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8364" calcext:value-type="float">
            <text:p>2.2836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9651" calcext:value-type="float">
            <text:p>2.2965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1141" calcext:value-type="float">
            <text:p>2.3114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1436" calcext:value-type="float">
            <text:p>2.31436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2629" calcext:value-type="float">
            <text:p>2.32629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4082" calcext:value-type="float">
            <text:p>2.3408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4554" calcext:value-type="float">
            <text:p>2.3455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4905" calcext:value-type="float">
            <text:p>2.349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5924" calcext:value-type="float">
            <text:p>2.3592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7685" calcext:value-type="float">
            <text:p>2.3768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8005" calcext:value-type="float">
            <text:p>2.3800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808" calcext:value-type="float">
            <text:p>2.3880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309" calcext:value-type="float">
            <text:p>2.40309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res4_fit_outputs.G1:res4_fit_outputs.G163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1" table:target-range-address="res4_fit_cleaned.A1:res4_fit_cleaned.F82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12:14:56.784015634</dc:date>
    <meta:editing-duration>PT2M8S</meta:editing-duration>
    <meta:editing-cycles>1</meta:editing-cycles>
    <meta:document-statistic meta:table-count="2" meta:cell-count="1552" meta:object-count="0"/>
    <meta:generator>LibreOffice/5.2.7.2$Linux_X86_64 LibreOffice_project/20m0$Build-2</meta:generator>
  </office:meta>
</office:document-meta>
</file>